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51a" officeooo:paragraph-rsid="001415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برای نوشتن یک استرینگ در یک فایل باز شده است</text:p>
      <text:p text:style-name="P1">در حالی که writelines برای نوشتن یک لیست از استرینگ ها درون فایل است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8:11:19.257710037</meta:creation-date>
    <dc:date>2022-07-19T18:12:49.747995615</dc:date>
    <meta:editing-duration>PT1M31S</meta:editing-duration>
    <meta:editing-cycles>1</meta:editing-cycles>
    <meta:document-statistic meta:table-count="0" meta:image-count="0" meta:object-count="0" meta:page-count="1" meta:paragraph-count="2" meta:word-count="25" meta:character-count="119" meta:non-whitespace-character-count="96"/>
    <meta:generator>LibreOffice/6.4.7.2$Linux_X86_64 LibreOffice_project/40$Build-2</meta:generator>
  </office:meta>
</office:document-meta>
</file>